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</text:p>
      <text:p text:style-name="Standard"/>
      <text:p text:style-name="P2">FROM FRAMEWORK:</text:p>
      <text:p text:style-name="Standard"/>
      <text:p text:style-name="P3">1. mouse</text:p>
      <text:p text:style-name="Standard">-- clicks</text:p>
      <text:p text:style-name="Standard">- 101 [button] [state] [x] [y]</text:p>
      <text:p text:style-name="Standard">- no response</text:p>
      <text:p text:style-name="Standard">button constants come from Allegro header files</text:p>
      <text:p text:style-name="Standard">state constants come from Allegro header files</text:p>
      <text:p text:style-name="Standard"/>
      <text:p text:style-name="Standard">-- movement/position</text:p>
      <text:p text:style-name="Standard">- 102 [x] [y]</text:p>
      <text:p text:style-name="Standard">- no response</text:p>
      <text:p text:style-name="Standard"/>
      <text:p text:style-name="P3">2. keyboard</text:p>
      <text:p text:style-name="Standard">-- up and down press</text:p>
      <text:p text:style-name="Standard">- 201 [key] [state]</text:p>
      <text:p text:style-name="Standard">- no response</text:p>
      <text:p text:style-name="Standard">key constants come from Allegro header files</text:p>
      <text:p text:style-name="Standard">state constants come from Allegro header files</text:p>
      <text:p text:style-name="Standard"/>
      <text:p text:style-name="P2">TO FRAMEWORK:</text:p>
      <text:p text:style-name="Standard"/>
      <text:p text:style-name="P3">3. graphic</text:p>
      <text:p text:style-name="Standard">-- create bitmap object</text:p>
      <text:p text:style-name="Standard">- (to <text:s text:c="2"/>framework) 301 [reference] [x] [y] [w] [h]</text:p>
      <text:p text:style-name="Standard">- (from framework) 301 [sprite]</text:p>
      <text:p text:style-name="Standard">reference will be the asset name in an XML file</text:p>
      <text:p text:style-name="Standard">x and y are position</text:p>
      <text:p text:style-name="Standard">w and h are size</text:p>
      <text:p text:style-name="Standard">sprite is the reference name for the bitmap object</text:p>
      <text:p text:style-name="Standard"/>
      <text:p text:style-name="Standard">-- change bitmap object</text:p>
      <text:p text:style-name="Standard">- 302 [sprite] [reference]</text:p>
      <text:p text:style-name="Standard">sprite is the reference name for the bitmap object</text:p>
      <text:p text:style-name="Standard">reference will be the asset name in an XML file</text:p>
      <text:p text:style-name="Standard"/>
      <text:p text:style-name="Standard">-- show/hide</text:p>
      <text:p text:style-name="Standard">- 303 [sprite] [switch]</text:p>
      <text:p text:style-name="Standard">sprite is the reference name for the bitmap object</text:p>
      <text:p text:style-name="Standard">switch is boolean (1 = show, 0 = hide)</text:p>
      <text:p text:style-name="Standard"/>
      <text:p text:style-name="Standard">-- set sprite size</text:p>
      <text:p text:style-name="Standard">- 304 [sprite] [w] [h]</text:p>
      <text:p text:style-name="Standard">sprite is the reference name for the bitmap object</text:p>
      <text:p text:style-name="Standard">w and h are size</text:p>
      <text:p text:style-name="Standard"/>
      <text:p text:style-name="Standard">-- set sprite position</text:p>
      <text:p text:style-name="Standard">- 304 [sprite] [x] [y]</text:p>
      <text:p text:style-name="Standard">sprite is the reference name for the bitmap object</text:p>
      <text:p text:style-name="Standard">x and y are position</text:p>
      <text:p text:style-name="Standard"/>
      <text:p text:style-name="Standard">-- set move to</text:p>
      <text:p text:style-name="Standard">- 305 [sprite] [x] [y] [speed]</text:p>
      <text:p text:style-name="Standard">sprite is the reference name for the bitmap object</text:p>
      <text:p text:style-name="Standard">x and y are target location</text:p>
      <text:p text:style-name="Standard">speed is the number of pixels to move per millisecond</text:p>
      <text:p text:style-name="Standard"/>
      <text:p text:style-name="Standard">-- set sprite frame</text:p>
      <text:p text:style-name="Standard">- 306 [sprite] [n]</text:p>
      <text:p text:style-name="Standard">sprite is the reference name for the bitmap object</text:p>
      <text:p text:style-name="Standard">n is the frame to draw (zero-indexed)</text:p>
      <text:p text:style-name="Standard"/>
      <text:p text:style-name="Standard">-- set animation (on/off)</text:p>
      <text:p text:style-name="Standard">- 307 [sprite] [switch]</text:p>
      <text:p text:style-name="Standard">sprite is the reference name for the bitmap object</text:p>
      <text:p text:style-name="Standard">switch is boolean (1 = animate, 0 = no animation)</text:p>
      <text:p text:style-name="Standard"/>
      <text:p text:style-name="Standard">-- set frame count</text:p>
      <text:p text:style-name="Standard">- 308 [sprite] [n]</text:p>
      <text:p text:style-name="Standard">sprite is the reference name for the bitmap object</text:p>
      <text:p text:style-name="Standard">n is the number of frames</text:p>
      <text:p text:style-name="Standard"/>
      <text:p text:style-name="Standard">-- set frame delay</text:p>
      <text:p text:style-name="Standard">- 309 [sprite] [n]</text:p>
      <text:p text:style-name="Standard">sprite is the reference name for the bitmap object</text:p>
      <text:p text:style-name="Standard">n is the number of milliseconds per frame</text:p>
      <text:p text:style-name="Standard"/>
      <text:p text:style-name="P3">4. text</text:p>
      <text:p text:style-name="Standard">-- create text object (from string)</text:p>
      <text:p text:style-name="Standard">- (to <text:s text:c="2"/>framework) 401 [x] [y] [size] [string]</text:p>
      <text:p text:style-name="Standard">- (from framework) 401 [text]</text:p>
      <text:p text:style-name="Standard">x and y is position</text:p>
      <text:p text:style-name="Standard">size is the font size (in px)</text:p>
      <text:p text:style-name="Standard">string is a zero-terminated string of characters</text:p>
      <text:p text:style-name="Standard">text is a reference name to a text object</text:p>
      <text:p text:style-name="Standard"/>
      <text:p text:style-name="Standard">-- create text object (from reference)</text:p>
      <text:p text:style-name="Standard">- (to <text:s text:c="2"/>framework) 402 [x] [y] [size] [reference]</text:p>
      <text:p text:style-name="Standard">- (from framework) 402 [text]</text:p>
      <text:p text:style-name="Standard">x and y is position</text:p>
      <text:p text:style-name="Standard">size is the font size (in px)</text:p>
      <text:p text:style-name="Standard">reference will be the asset name in an XML file</text:p>
      <text:p text:style-name="Standard">text is a reference name to a text object</text:p>
      <text:p text:style-name="Standard"/>
      <text:p text:style-name="Standard">-- set text position</text:p>
      <text:p text:style-name="Standard">- 403 [text] [x] [y]</text:p>
      <text:p text:style-name="Standard">text is a reference name to a text object</text:p>
      <text:p text:style-name="Standard">x and y is position</text:p>
      <text:p text:style-name="Standard"/>
      <text:p text:style-name="Standard">-- show/hide</text:p>
      <text:p text:style-name="Standard">- 404 [text] [switch]</text:p>
      <text:p text:style-name="Standard">text is a reference name to a text object</text:p>
      <text:p text:style-name="Standard">switch is boolean (1 = show, 0 = hide)</text:p>
      <text:p text:style-name="Standard"/>
      <text:p text:style-name="P3">5. audio</text:p>
      <text:p text:style-name="Standard">-- load file</text:p>
      <text:p text:style-name="Standard">- (to <text:s text:c="2"/>framework) 501 [reference]</text:p>
      <text:p text:style-name="Standard">- (from framework) 501 [sound]</text:p>
      <text:p text:style-name="Standard">reference will be the asset name in an XML file</text:p>
      <text:p text:style-name="Standard">sound is a reference name to a sound object</text:p>
      <text:p text:style-name="Standard"/>
      <text:p text:style-name="Standard">-- play file</text:p>
      <text:p text:style-name="Standard">- 502 [sound] [switch]</text:p>
      <text:p text:style-name="Standard">sound is a reference name to a sound object</text:p>
      <text:p text:style-name="Standard">switch is boolean (1 = play, 0 = pause)</text:p>
      <text:p text:style-name="Standard"/>
      <text:p text:style-name="Standard">-- stop file</text:p>
      <text:p text:style-name="Standard">- 503 [sound]</text:p>
      <text:p text:style-name="Standard">sound is a reference name to a sound object</text:p>
      <text:p text:style-name="Standard"/>
      <text:p text:style-name="P3">6. score</text:p>
      <text:p text:style-name="Standard">-- send score</text:p>
      <text:p text:style-name="Standard">- 601 [score]</text:p>
      <text:p text:style-name="Standard">score is an integer value representing the sco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1-27T16:50:26</meta:creation-date>
    <dc:date>2009-01-27T16:51:39</dc:date>
    <dc:language>en-US</dc:language>
    <meta:editing-cycles>2</meta:editing-cycles>
    <meta:editing-duration>PT1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3" meta:word-count="534" meta:character-count="2965"/>
  </office:meta>
</office:document-meta>
</file>